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7"/>
    <style:style style:name="P7" style:family="paragraph" style:parent-style-name="Standard">
      <style:text-properties style:font-name="Liberation Mono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bal Options</text:p>
      <text:p text:style-name="P7">[ --item=(minor,medium,major) ]</text:p>
      <text:p text:style-name="P7">[ --magic | --mundane]</text:p>
      <text:p text:style-name="P7">[ -settlement=&lt;settlement type&gt; ]</text:p>
      <text:p text:style-name="P7">[ --any-potion ]</text:p>
      <text:p text:style-name="P7">[ --scroll-limit=(1,2,3) ]</text:p>
      <text:list xml:id="list20153362" text:style-name="L2">
        <text:list-header>
          <text:p text:style-name="P2"/>
        </text:list-header>
        <text:list-item>
          <text:p text:style-name="P2">Select Target Output</text:p>
          <text:list>
            <text:list-item>
              <text:p text:style-name="P2">Random Settlement Magic Items (Settlement Type)</text:p>
            </text:list-item>
          </text:list>
        </text:list-item>
      </text:list>
      <text:list xml:id="list20130873" text:style-name="L1">
        <text:list-item>
          <text:list>
            <text:list-item>
              <text:list>
                <text:list-item>
                  <text:p text:style-name="P1">Look Up Settlement Type</text:p>
                </text:list-item>
              </text:list>
            </text:list-item>
          </text:list>
        </text:list-item>
      </text:list>
      <text:list xml:id="list20195517" text:style-name="L4">
        <text:list-item>
          <text:list>
            <text:list-item>
              <text:list>
                <text:list-item>
                  <text:list>
                    <text:list-item>
                      <text:p text:style-name="P4">Roll # minor, Roll # medium, Roll # major</text:p>
                    </text:list-item>
                  </text:list>
                </text:list-item>
              </text:list>
            </text:list-item>
          </text:list>
        </text:list-item>
      </text:list>
      <text:list xml:id="list20682690" text:continue-list="list20130873" text:style-name="L1">
        <text:list-item>
          <text:list>
            <text:list-item>
              <text:list>
                <text:list-item>
                  <text:p text:style-name="P1">For each minor, &lt;Random Magic Item (minor)&gt;</text:p>
                </text:list-item>
                <text:list-item>
                  <text:p text:style-name="P1">For each medium, &lt;Random Magic Item (medium)&gt;</text:p>
                </text:list-item>
                <text:list-item>
                  <text:p text:style-name="P1">For each major, &lt;Random Magic Item (major)&gt;</text:p>
                </text:list-item>
              </text:list>
            </text:list-item>
          </text:list>
        </text:list-item>
      </text:list>
      <text:list xml:id="list20171756" text:style-name="L3">
        <text:list-item>
          <text:list>
            <text:list-item>
              <text:p text:style-name="P3">Random Item (Quality, Strength) {where Quality in [any, masterwork]}</text:p>
            </text:list-item>
          </text:list>
        </text:list-item>
      </text:list>
      <text:list xml:id="list20190648" text:style-name="L5">
        <text:list-item>
          <text:list>
            <text:list-item>
              <text:list>
                <text:list-item>
                  <text:p text:style-name="P5">Roll Item Type</text:p>
                </text:list-item>
              </text:list>
            </text:list-item>
          </text:list>
        </text:list-item>
      </text:list>
      <text:list xml:id="list20211020" text:style-name="L7">
        <text:list-item>
          <text:list>
            <text:list-item>
              <text:list>
                <text:list-item>
                  <text:p text:style-name="P6">If Mundane Equipment 0-10 gp, &lt;Random Goods 1&gt;</text:p>
                </text:list-item>
                <text:list-item>
                  <text:p text:style-name="P6">If Mundane Equipment 11-50 gp, &lt;Random Goods 2&gt;</text:p>
                </text:list-item>
                <text:list-item>
                  <text:p text:style-name="P6">If Mundane Equipment 51-100 gp, &lt;Random Goods 3&gt;</text:p>
                </text:list-item>
                <text:list-item>
                  <text:p text:style-name="P6">If Mundane Equipment 101 gp+, &lt;Random Goods 4&gt;</text:p>
                </text:list-item>
                <text:list-item>
                  <text:p text:style-name="P6">If Mundane Weapon, &lt;Random Weapon (mundane=True, strength=None)&gt;</text:p>
                </text:list-item>
                <text:list-item>
                  <text:p text:style-name="P6">If Mundane Armor/Shield, &lt;Random Armor/Shield (mundane=True, strength=None)&gt;</text:p>
                </text:list-item>
                <text:list-item>
                  <text:p text:style-name="P6">If Magic Weapon, &lt;Random Weapon (mundane=False, strength)</text:p>
                </text:list-item>
                <text:list-item>
                  <text:p text:style-name="P6">If Magic Armor/Shield, &lt;Random Armor/Shield (mundane=False, strength)</text:p>
                </text:list-item>
                <text:list-item>
                  <text:p text:style-name="P6">If Potion, &lt;Random Potion (strength)&gt;</text:p>
                </text:list-item>
                <text:list-item>
                  <text:p text:style-name="P6">If Scroll, &lt;Random Scroll (strength)&gt;</text:p>
                </text:list-item>
                <text:list-item>
                  <text:p text:style-name="P6">If Wand, &lt;Random Wand (strength)&gt;</text:p>
                </text:list-item>
                <text:list-item>
                  <text:p text:style-name="P6">If Ring, &lt;Random Ring (strength)&gt;</text:p>
                </text:list-item>
                <text:list-item>
                  <text:p text:style-name="P6">If Rod, &lt;Random Rod (strength)&gt;</text:p>
                </text:list-item>
                <text:list-item>
                  <text:p text:style-name="P6">If Staff, &lt;Random Staff (strength)&gt;</text:p>
                </text:list-item>
                <text:list-item>
                  <text:p text:style-name="P6">If Minor Wondrous Item, &lt;Random Wondrous Item(strength=minor)&gt;</text:p>
                </text:list-item>
                <text:list-item>
                  <text:p text:style-name="P6">If Medium Wondrous Item, &lt;Random Wondrous Item(strength=medium)&gt;</text:p>
                </text:list-item>
                <text:list-item>
                  <text:p text:style-name="P6">If Major Wondrous Item, &lt;Random Wondrous Item(strength=major)&gt;</text:p>
                </text:list-item>
              </text:list>
            </text:list-item>
          </text:list>
        </text:list-item>
      </text:list>
      <text:list xml:id="list20676051" text:continue-list="list20171756" text:style-name="L3">
        <text:list-item>
          <text:list>
            <text:list-item>
              <text:p text:style-name="P3">Random Mundane Item</text:p>
              <text:list>
                <text:list-item>
                  <text:p text:style-name="P3">(easy work, just a subset of Random Item)</text:p>
                </text:list-item>
              </text:list>
            </text:list-item>
            <text:list-item>
              <text:p text:style-name="P3">Random Magic Item (Strength)</text:p>
              <text:list>
                <text:list-item>
                  <text:p text:style-name="P3">(easy work, just a subset of Random Item)</text:p>
                </text:list-item>
              </text:list>
            </text:list-item>
          </text:list>
        </text:list-item>
      </text:list>
      <text:p text:style-name="Standard"/>
      <text:p text:style-name="Standard">Individual Procedures, notes before fleshing out</text:p>
      <text:p text:style-name="Standard">Random Goods 1</text:p>
      <text:p text:style-name="Standard">Random Goods 2</text:p>
      <text:p text:style-name="Standard">Random Goods 3</text:p>
      <text:p text:style-name="Standard">Random Goods 4</text:p>
      <text:p text:style-name="Standard">Random Weapon (Mundane:bool, Strength:enum(minor,medium,major))</text:p>
      <text:p text:style-name="Standard"><text:tab/>Choose weapon, additions, materials, magic properties</text:p>
      <text:p text:style-name="Standard">Random Armor/Shield (Mundane:bool, Strength:enum(minor,medium,major))</text:p>
      <text:p text:style-name="Standard"><text:tab/>Choose between armor/shield (except if magic, that's in there)</text:p>
      <text:p text:style-name="Standard">Random Potion (Strength)</text:p>
      <text:p text:style-name="Standard"><text:tab/>Option: self-only (default) versus any-potion</text:p>
      <text:p text:style-name="Standard">Random Scroll (Strength)</text:p>
      <text:p text:style-name="Standard"><text:soft-page-break/><text:tab/>Option: up to 3 scrolls (default) versus only one spell</text:p>
      <text:p text:style-name="Standard">Random Wand (Strength)</text:p>
      <text:p text:style-name="Standard"><text:tab/></text:p>
      <text:p text:style-name="Standard">Random Ring (Strength)</text:p>
      <text:p text:style-name="Standard">Random Rod (Strength)</text:p>
      <text:p text:style-name="Standard">Random Staff (Strength)</text:p>
      <text:p text:style-name="Standard">Random Wondrous Item (Strength)</text:p>
      <text:p text:style-name="Standard">Random Specific Weapon (Strength)</text:p>
      <text:p text:style-name="Standard">Random Specific Armor (Strength)</text:p>
      <text:p text:style-name="Standard">Random Specific Shield (Strength)</text:p>
      <text:p text:style-name="Standard">Random Weapon Magic Enhancement</text:p>
      <text:p text:style-name="Standard">Random Melee Weapon Special Ability</text:p>
      <text:p text:style-name="Standard">Random Ranged Weapon Special Ability</text:p>
      <text:p text:style-name="Standard">(other weapon specials?)</text:p>
      <text:p text:style-name="Standard">Random Armor/Shield Magic Enhancement</text:p>
      <text:p text:style-name="Standard">Random Armor Special Ability</text:p>
      <text:p text:style-name="Standard">Random Shield Special Ability</text:p>
      <text:p text:style-name="Standard">&lt;Materials&gt;</text:p>
      <text:p text:style-name="Standard"/>
      <text:p text:style-name="Standard"/>
      <text:p text:style-name="Standard">Tables:</text:p>
      <text:p text:style-name="Standard">Goods Data (name, cost, weight)</text:p>
      <text:p text:style-name="Standard">Weapon Data (name, class, cost, weight, materials, is melee, is ranged, is ammunition, ...)</text:p>
      <text:p text:style-name="Standard">Armor Data (name, class, cost, weight, materials, can have spikes, can have gauntlet)</text:p>
      <text:p text:style-name="Standard">Shield Data (name, class, cost, weight, materials, can have spikes)</text:p>
      <text:p text:style-name="Standard">Potion Data ()</text:p>
      <text:p text:style-name="Standard">Scroll Data ()</text:p>
      <text:p text:style-name="Standard">Wand Data ()</text:p>
      <text:p text:style-name="Standard">Ring Data (name, cost)</text:p>
      <text:p text:style-name="Standard">Rod Data (name, cost)</text:p>
      <text:p text:style-name="Standard">Staff Data (name, cost)</text:p>
      <text:p text:style-name="Standard">Wondrous Item Data</text:p>
      <text:p text:style-name="Standard">Spell Data (level, name, class, material cost, personal range)</text:p>
      <text:p text:style-name="Standard"><text:tab/> multiple entries for each class/level combo, and different material co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281b639-6baa1d3-ef66a77-d866f25-f36d45f</meta:generator>
    <dc:date>2012-06-29T00:54:01.45</dc:date>
    <meta:document-statistic meta:table-count="0" meta:image-count="0" meta:object-count="0" meta:page-count="2" meta:paragraph-count="80" meta:word-count="449" meta:character-count="2822" meta:non-whitespace-character-count="2648"/>
    <meta:user-defined meta:name="Info 1"/>
    <meta:user-defined meta:name="Info 2"/>
    <meta:user-defined meta:name="Info 3"/>
    <meta:user-defined meta:name="Info 4"/>
  </office:meta>
</office:document-meta>
</file>